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40.26pt"/>
    </style:style>
    <style:style style:name="co4" style:family="table-column">
      <style:table-column-properties fo:break-before="auto" style:column-width="114.55pt"/>
    </style:style>
    <style:style style:name="co5" style:family="table-column">
      <style:table-column-properties fo:break-before="auto" style:column-width="108.1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72.26pt"/>
    </style:style>
    <style:style style:name="co8" style:family="table-column">
      <style:table-column-properties fo:break-before="auto" style:column-width="185.84pt"/>
    </style:style>
    <style:style style:name="co9" style:family="table-column">
      <style:table-column-properties fo:break-before="auto" style:column-width="8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entered</text:p>
          </table:table-cell>
          <table:table-cell table:style-name="Default" office:value-type="string" calcext:value-type="string">
            <text:p>Modeled Angles</text:p>
          </table:table-cell>
          <table:table-cell table:style-name="Default" office:value-type="string" calcext:value-type="string">
            <text:p>Expected Servo Values</text:p>
          </table:table-cell>
          <table:table-cell table:style-name="Default" office:value-type="string" calcext:value-type="string">
            <text:p>Actual Servo Valu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formula="of:=[.C3]-90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2: elbow</text:p>
          </table:table-cell>
          <table:table-cell office:value-type="string" calcext:value-type="string">
            <text:p>knee</text:p>
          </table:table-cell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[.C4]-90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style-name="ce1"/>
          <table:table-cell/>
          <table:table-cell office:value-type="string" calcext:value-type="string">
            <text:p>3: wrist</text:p>
          </table:table-cell>
          <table:table-cell office:value-type="string" calcext:value-type="string">
            <text:p>ankl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SUM(180-17)" office:value-type="float" office:value="163" calcext:value-type="float">
            <text:p>163</text:p>
          </table:table-cell>
          <table:table-cell table:formula="of:=[.C6]-90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[.C7]-90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70" calcext:value-type="float">
            <text:p>170</text:p>
          </table:table-cell>
          <table:table-cell table:formula="of:=[.C9]-90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C10]-90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SUM(180-18)" office:value-type="float" office:value="162" calcext:value-type="float">
            <text:p>162</text:p>
          </table:table-cell>
          <table:table-cell table:formula="of:=[.C12]-90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C13]-9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UM(180-37)" office:value-type="float" office:value="143" calcext:value-type="float">
            <text:p>143</text:p>
          </table:table-cell>
          <table:table-cell table:formula="of:=[.C15]-90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C16]-90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eg polar positioning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ing rig hip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Forward” exten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string" calcext:value-type="string">
            <text:p>“Backward” exten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ax X should extend outward at 45 degre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Y should extend forward at 135</text:p>
          </table:table-cell>
          <table:table-cell/>
        </table:table-row>
      </table:table>
      <table:table table:name="Minimum distanc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gh length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inimum Hypotenuse</text:p>
          </table:table-cell>
          <table:table-cell/>
          <table:table-cell table:formula="of:=SQRT(POWER([.D3];2)+POWER([.D4];2))" office:value-type="float" office:value="64.8999229583518" calcext:value-type="float">
            <text:p>64.8999229583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n length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oot length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Di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n rideheigh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gh + shin up at 45 + foot down at 45</text:p>
          </table:table-cell>
          <table:table-cell table:formula="of:=SUM([.D2]; [.D3]*COS(0.78); [.D4]*COS(0.78))" office:value-type="float" office:value="105.982218421105" calcext:value-type="float">
            <text:p>105.982218421105</text:p>
          </table:table-cell>
          <table:table-cell table:formula="of:=ACOS([.C8]/[.$H$2])*[.$H$2]+[.$D$2]" office:value-type="float" office:value="142.944521018539" calcext:value-type="float">
            <text:p>142.944521018539</text:p>
          </table:table-cell>
          <table:table-cell office:value-type="string" calcext:value-type="string">
            <text:p>Trace the circle from the minimum hypotenus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table:formula="of:=ACOS([.C9]/[.$H$2])*[.$H$2]+[.$D$2]" office:value-type="float" office:value="133.904562284792" calcext:value-type="float">
            <text:p>133.9045622847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table:formula="of:=ACOS([.C10]/[.$H$2])*[.$H$2]+[.$D$2]" office:value-type="float" office:value="123.613658826034" calcext:value-type="float">
            <text:p>123.6136588260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table:formula="of:=ACOS([.C11]/[.$H$2])*[.$H$2]+[.$D$2]" office:value-type="float" office:value="112.758131409698" calcext:value-type="float">
            <text:p>112.7581314096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table:formula="of:=ACOS([.C12]/[.$H$2])*[.$H$2]+[.$D$2]" office:value-type="float" office:value="100.845931580841" calcext:value-type="float">
            <text:p>100.8459315808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table:formula="of:=ACOS([.C13]/[.$H$2])*[.$H$2]+[.$D$2]" office:value-type="float" office:value="86.8654110043993" calcext:value-type="float">
            <text:p>86.86541100439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/>
          <table:table-cell table:formula="of:=ACOS([.C14]/[.$H$2])*[.$H$2]+[.$D$2]" office:value-type="float" office:value="67.3806515470501" calcext:value-type="float">
            <text:p>67.38065154705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  <table:table-cell table:formula="of:=ACOS([.C15]/[.$H$2])*[.$H$2]+[.$D$2]" office:value-type="float" office:value="52.8203889848286" calcext:value-type="float">
            <text:p>52.8203889848286</text:p>
          </table:table-cell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6"/>
          <table:table-cell table:formula="of:=2*4"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00/00/0000</text:date>, <text:time style:data-style-name="N2" text:time-value="21:46:57.3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21:46:59.689000000</meta:creation-date>
    <meta:editing-duration>PT24M36S</meta:editing-duration>
    <meta:editing-cycles>5</meta:editing-cycles>
    <meta:generator>LibreOffice/5.2.0.4$Windows_X86_64 LibreOffice_project/066b007f5ebcc236395c7d282ba488bca6720265</meta:generator>
    <dc:date>2020-04-18T16:04:10.128000000</dc:date>
    <meta:document-statistic meta:table-count="3" meta:cell-count="82" meta:object-count="0"/>
  </office:meta>
</office:document-meta>
</file>